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Text_20_body" style:list-style-name="L1">
      <style:paragraph-properties fo:text-align="start" style:justify-single-word="false"/>
      <style:text-properties fo:font-size="10pt" style:font-size-asian="10pt" style:font-size-complex="10pt"/>
    </style:style>
    <style:style style:name="P5" style:family="paragraph" style:parent-style-name="Text_20_body" style:list-style-name="L2">
      <style:paragraph-properties fo:text-align="start" style:justify-single-word="false"/>
      <style:text-properties fo:font-size="10pt" style:font-size-asian="10pt" style:font-size-complex="10pt"/>
    </style:style>
    <style:style style:name="P6" style:family="paragraph" style:parent-style-name="Text_20_body" style:list-style-name="L3">
      <style:paragraph-properties fo:text-align="start" style:justify-single-word="false"/>
      <style:text-properties fo:font-size="10pt" style:font-size-asian="10pt" style:font-size-complex="10pt"/>
    </style:style>
    <style:style style:name="P7" style:family="paragraph" style:parent-style-name="Text_20_body" style:list-style-name="L4">
      <style:paragraph-properties fo:text-align="start" style:justify-single-word="false"/>
      <style:text-properties fo:font-size="10pt" style:font-size-asian="10pt" style:font-size-complex="10pt"/>
    </style:style>
    <style:style style:name="P8" style:family="paragraph" style:parent-style-name="Text_20_body" style:list-style-name="L13">
      <style:paragraph-properties fo:text-align="start" style:justify-single-word="false"/>
      <style:text-properties fo:font-size="10pt" style:font-size-asian="10pt" style:font-size-complex="10pt"/>
    </style:style>
    <style:style style:name="P9" style:family="paragraph" style:parent-style-name="Text_20_body" style:list-style-name="L14">
      <style:paragraph-properties fo:text-align="start" style:justify-single-word="false"/>
      <style:text-properties fo:font-size="10pt" style:font-size-asian="10pt" style:font-size-complex="10pt"/>
    </style:style>
    <style:style style:name="P10" style:family="paragraph" style:parent-style-name="Text_20_body" style:list-style-name="L19">
      <style:paragraph-properties fo:text-align="start" style:justify-single-word="false"/>
      <style:text-properties fo:font-size="10pt" style:font-size-asian="10pt" style:font-size-complex="10pt"/>
    </style:style>
    <style:style style:name="P11" style:family="paragraph" style:parent-style-name="Text_20_body" style:list-style-name="L20">
      <style:paragraph-properties fo:text-align="start" style:justify-single-word="false"/>
      <style:text-properties fo:font-size="10pt" style:font-size-asian="10pt" style:font-size-complex="10pt"/>
    </style:style>
    <style:style style:name="P12" style:family="paragraph" style:parent-style-name="Text_20_body" style:list-style-name="L21">
      <style:paragraph-properties fo:text-align="start" style:justify-single-word="false"/>
      <style:text-properties fo:font-size="10pt" style:font-size-asian="10pt" style:font-size-complex="10pt"/>
    </style:style>
    <style:style style:name="P13" style:family="paragraph" style:parent-style-name="Text_20_body" style:list-style-name="L22">
      <style:paragraph-properties fo:text-align="start" style:justify-single-word="false"/>
      <style:text-properties fo:font-size="10pt" style:font-size-asian="10pt" style:font-size-complex="10pt"/>
    </style:style>
    <style:style style:name="P14" style:family="paragraph" style:parent-style-name="Text_20_body" style:list-style-name="L23">
      <style:paragraph-properties fo:text-align="start" style:justify-single-word="false"/>
      <style:text-properties fo:font-size="10pt" style:font-size-asian="10pt" style:font-size-complex="10pt"/>
    </style:style>
    <style:style style:name="P15" style:family="paragraph" style:parent-style-name="Text_20_body" style:list-style-name="L24">
      <style:paragraph-properties fo:text-align="start" style:justify-single-word="false"/>
      <style:text-properties fo:font-size="10pt" style:font-size-asian="10pt" style:font-size-complex="10pt"/>
    </style:style>
    <style:style style:name="P16" style:family="paragraph" style:parent-style-name="Text_20_body" style:list-style-name="L25">
      <style:paragraph-properties fo:text-align="start" style:justify-single-word="false"/>
      <style:text-properties fo:font-size="10pt" style:font-size-asian="10pt" style:font-size-complex="10pt"/>
    </style:style>
    <style:style style:name="P17" style:family="paragraph" style:parent-style-name="Text_20_body" style:list-style-name="L26">
      <style:paragraph-properties fo:text-align="start" style:justify-single-word="false"/>
      <style:text-properties fo:font-size="10pt" style:font-size-asian="10pt" style:font-size-complex="10pt"/>
    </style:style>
    <style:style style:name="P18" style:family="paragraph" style:parent-style-name="Text_20_body" style:list-style-name="L27">
      <style:paragraph-properties fo:text-align="start" style:justify-single-word="false"/>
      <style:text-properties fo:font-size="10pt" style:font-size-asian="10pt" style:font-size-complex="10pt"/>
    </style:style>
    <style:style style:name="P19" style:family="paragraph" style:parent-style-name="Text_20_body" style:list-style-name="L28">
      <style:paragraph-properties fo:text-align="start" style:justify-single-word="false"/>
      <style:text-properties fo:font-size="10pt" style:font-size-asian="10pt" style:font-size-complex="10pt"/>
    </style:style>
    <style:style style:name="P20" style:family="paragraph" style:parent-style-name="Text_20_body" style:list-style-name="L1"/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ext_20_body" style:list-style-name="L4"/>
    <style:style style:name="P24" style:family="paragraph" style:parent-style-name="Text_20_body" style:list-style-name="L6"/>
    <style:style style:name="P25" style:family="paragraph" style:parent-style-name="Text_20_body" style:list-style-name="L10"/>
    <style:style style:name="P26" style:family="paragraph" style:parent-style-name="Text_20_body" style:list-style-name="L11"/>
    <style:style style:name="P27" style:family="paragraph" style:parent-style-name="Text_20_body" style:list-style-name="L12"/>
    <style:style style:name="P28" style:family="paragraph" style:parent-style-name="Text_20_body" style:list-style-name="L13"/>
    <style:style style:name="P29" style:family="paragraph" style:parent-style-name="Text_20_body" style:list-style-name="L14"/>
    <style:style style:name="P30" style:family="paragraph" style:parent-style-name="Text_20_body" style:list-style-name="L16"/>
    <style:style style:name="P31" style:family="paragraph" style:parent-style-name="Text_20_body" style:list-style-name="L16">
      <style:text-properties style:font-name="Times New Roman" fo:font-size="12pt" style:font-size-asian="12pt" style:font-size-complex="12pt"/>
    </style:style>
    <style:style style:name="P32" style:family="paragraph" style:parent-style-name="Text_20_body" style:list-style-name="L19">
      <style:text-properties style:font-name="Times New Roman" fo:font-size="12pt" style:font-size-asian="12pt" style:font-size-complex="12pt"/>
    </style:style>
    <style:style style:name="P33" style:family="paragraph" style:parent-style-name="Text_20_body" style:list-style-name="L18"/>
    <style:style style:name="P34" style:family="paragraph" style:parent-style-name="Text_20_body" style:list-style-name="L19"/>
    <style:style style:name="P35" style:family="paragraph" style:parent-style-name="Text_20_body" style:list-style-name="L20"/>
    <style:style style:name="P36" style:family="paragraph" style:parent-style-name="Text_20_body" style:list-style-name="L21"/>
    <style:style style:name="P37" style:family="paragraph" style:parent-style-name="Text_20_body" style:list-style-name="L22"/>
    <style:style style:name="P38" style:family="paragraph" style:parent-style-name="Text_20_body" style:list-style-name="L23"/>
    <style:style style:name="P39" style:family="paragraph" style:parent-style-name="Text_20_body" style:list-style-name="L24"/>
    <style:style style:name="P40" style:family="paragraph" style:parent-style-name="Text_20_body" style:list-style-name="L25"/>
    <style:style style:name="P41" style:family="paragraph" style:parent-style-name="Text_20_body" style:list-style-name="L26"/>
    <style:style style:name="P42" style:family="paragraph" style:parent-style-name="Text_20_body" style:list-style-name="L27"/>
    <style:style style:name="P43" style:family="paragraph" style:parent-style-name="Text_20_body" style:list-style-name="L28"/>
    <style:style style:name="P44" style:family="paragraph" style:parent-style-name="Standard">
      <style:paragraph-properties fo:text-align="center" style:justify-single-word="false"/>
    </style:style>
    <style:style style:name="T1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CHEATSHEET<text:tab/></text:p>
      <text:p text:style-name="P44"/>
      <text:p text:style-name="Text_20_body"><text:span text:style-name="Strong_20_Emphasis">Cheatsheet — Basics</text:span></text:p>
      <text:list xml:id="list1771100022764480228" text:style-name="L1">
        <text:list-item>
          <text:p text:style-name="P20">Assignment: <text:span text:style-name="Source_20_Text">a, b = b, a</text:span></text:p>
        </text:list-item>
        <text:list-item>
          <text:p text:style-name="P20">Arithmetic: <text:span text:style-name="Source_20_Text">+ - * / // % **</text:span></text:p>
        </text:list-item>
        <text:list-item>
          <text:p text:style-name="P20">Comparison: <text:span text:style-name="Source_20_Text">== != &lt; &lt;= &gt; &gt;=</text:span></text:p>
        </text:list-item>
        <text:list-item>
          <text:p text:style-name="P20">Logic: <text:span text:style-name="Source_20_Text">and or not</text:span></text:p>
        </text:list-item>
        <text:list-item>
          <text:p text:style-name="P20">Membership/Identity: <text:span text:style-name="Source_20_Text">in</text:span>, <text:span text:style-name="Source_20_Text">not in</text:span>, <text:span text:style-name="Source_20_Text">is</text:span>, <text:span text:style-name="Source_20_Text">is not</text:span></text:p>
        </text:list-item>
        <text:list-item>
          <text:p text:style-name="P4">I/O: <text:span text:style-name="Source_20_Text">input()</text:span>, <text:span text:style-name="Source_20_Text">print(f"...{x}...")</text:span></text:p>
        </text:list-item>
      </text:list>
      <text:p text:style-name="Text_20_body"><text:span text:style-name="Strong_20_Emphasis">Cheatsheet — Control Flow</text:span></text:p>
      <text:list xml:id="list3695685722291681616" text:style-name="L2">
        <text:list-item>
          <text:p text:style-name="P21"><text:span text:style-name="Source_20_Text">if/elif/else</text:span></text:p>
        </text:list-item>
        <text:list-item>
          <text:p text:style-name="P21"><text:span text:style-name="Source_20_Text">for item in iterable:</text:span></text:p>
        </text:list-item>
        <text:list-item>
          <text:p text:style-name="P21"><text:span text:style-name="Source_20_Text">while condition:</text:span></text:p>
        </text:list-item>
        <text:list-item>
          <text:p text:style-name="P21"><text:span text:style-name="Source_20_Text">break</text:span>, <text:span text:style-name="Source_20_Text">continue</text:span>, <text:span text:style-name="Source_20_Text">pass</text:span></text:p>
        </text:list-item>
        <text:list-item>
          <text:p text:style-name="P5"><text:span text:style-name="Source_20_Text">for/while ... else:</text:span></text:p>
        </text:list-item>
      </text:list>
      <text:p text:style-name="Text_20_body"><text:span text:style-name="Strong_20_Emphasis">Cheatsheet — Containers</text:span></text:p>
      <text:list xml:id="list3008595275159825803" text:style-name="L3">
        <text:list-item>
          <text:p text:style-name="P22">List ops: <text:span text:style-name="Source_20_Text">append</text:span>, <text:span text:style-name="Source_20_Text">extend</text:span>, <text:span text:style-name="Source_20_Text">insert</text:span>, <text:span text:style-name="Source_20_Text">pop</text:span>, <text:span text:style-name="Source_20_Text">remove</text:span>, <text:span text:style-name="Source_20_Text">sort</text:span>, <text:span text:style-name="Source_20_Text">reverse</text:span>, slicing.</text:p>
        </text:list-item>
        <text:list-item>
          <text:p text:style-name="P22">Tuple: packing/unpacking.</text:p>
        </text:list-item>
        <text:list-item>
          <text:p text:style-name="P22">Set ops: <text:span text:style-name="Source_20_Text">add</text:span>, <text:span text:style-name="Source_20_Text">remove</text:span>, <text:span text:style-name="Source_20_Text">discard</text:span>, <text:span text:style-name="Source_20_Text">| &amp; - ^</text:span>.</text:p>
        </text:list-item>
        <text:list-item>
          <text:p text:style-name="P22">Dict ops: <text:span text:style-name="Source_20_Text">get</text:span>, <text:span text:style-name="Source_20_Text">items</text:span>, <text:span text:style-name="Source_20_Text">keys</text:span>, <text:span text:style-name="Source_20_Text">values</text:span>, <text:span text:style-name="Source_20_Text">update</text:span>, <text:span text:style-name="Source_20_Text">setdefault</text:span>.</text:p>
        </text:list-item>
        <text:list-item>
          <text:p text:style-name="P6"><text:span text:style-name="Source_20_Text">Comprehensions: [expr for x in it if cond], {...}, {k:v ...}.</text:span></text:p>
        </text:list-item>
      </text:list>
      <text:p text:style-name="Text_20_body"><text:span text:style-name="Strong_20_Emphasis">Cheatsheet — Functions</text:span></text:p>
      <text:list xml:id="list3757812561838237484" text:style-name="L4">
        <text:list-item>
          <text:p text:style-name="P23">Def: <text:span text:style-name="Source_20_Text">def f(a, b=1, *args, c, d=0, **kw): ...</text:span></text:p>
        </text:list-item>
        <text:list-item>
          <text:p text:style-name="P23">Lambda: <text:span text:style-name="Source_20_Text">lambda x: x*x</text:span></text:p>
        </text:list-item>
        <text:list-item>
          <text:p text:style-name="P23">Annotations: <text:span text:style-name="Source_20_Text">def f(x: int) -&gt; str: ...</text:span></text:p>
        </text:list-item>
        <text:list-item>
          <text:p text:style-name="P7"><text:span text:style-name="Source_20_Text">Recursion: ensure base case, progress.</text:span></text:p>
        </text:list-item>
      </text:list>
      <text:p text:style-name="Text_20_body"><text:span text:style-name="Strong_20_Emphasis">Exercises</text:span></text:p>
      <text:list xml:id="list1478085176884288633" text:style-name="L6">
        <text:list-item>
          <text:p text:style-name="P24">Create a package <text:span text:style-name="Source_20_Text">textutils</text:span> with a module <text:span text:style-name="Source_20_Text">clean.py</text:span> that exports <text:span text:style-name="Source_20_Text">slugify</text:span>.</text:p>
        </text:list-item>
        <text:list-item>
          <text:p text:style-name="P24">Demonstrate relative imports inside a package.</text:p>
        </text:list-item>
        <text:list-item>
          <text:p text:style-name="P24">Write a script with <text:span text:style-name="Source_20_Text">__name__ == "__main__"</text:span> that parses CLI args and calls a function.</text:p>
        </text:list-item>
        <text:list-item>
          <text:p text:style-name="P24">Build a small library and import it from another script.</text:p>
        </text:list-item>
        <text:list-item>
          <text:p text:style-name="P24">Add <text:span text:style-name="Source_20_Text">__all__</text:span> to control what <text:span text:style-name="Source_20_Text">from pkg import *</text:span> exposes.</text:p>
        </text:list-item>
      </text:list>
      <text:p text:style-name="Text_20_body"><text:span text:style-name="Strong_20_Emphasis">Interview Questions</text:span></text:p>
      <text:list xml:id="list317029184133758213" text:style-name="L10">
        <text:list-item>
          <text:p text:style-name="P25">Module search path (<text:span text:style-name="Source_20_Text">sys.path</text:span>) and how to modify it.</text:p>
        </text:list-item>
        <text:list-item>
          <text:p text:style-name="P25">Absolute vs relative imports.</text:p>
        </text:list-item>
        <text:list-item>
          <text:p text:style-name="P25"><text:soft-page-break/>Purpose of <text:span text:style-name="Source_20_Text">__init__.py</text:span>.</text:p>
        </text:list-item>
        <text:list-item>
          <text:p text:style-name="P25">What runs at import time?</text:p>
        </text:list-item>
        <text:list-item>
          <text:p text:style-name="P25">Circular import issues—how to avoid.</text:p>
        </text:list-item>
      </text:list>
      <text:p text:style-name="Text_20_body"><text:span text:style-name="Strong_20_Emphasis">Best Practices</text:span></text:p>
      <text:list xml:id="list4934759217688093870" text:style-name="L11">
        <text:list-item>
          <text:p text:style-name="P26">Prefer absolute imports.</text:p>
        </text:list-item>
        <text:list-item>
          <text:p text:style-name="P26">Keep module side effects minimal.</text:p>
        </text:list-item>
        <text:list-item>
          <text:p text:style-name="P26">Expose a clean API via <text:span text:style-name="Source_20_Text">__all__</text:span>.</text:p>
        </text:list-item>
      </text:list>
      <text:p text:style-name="Text_20_body"><text:span text:style-name="Strong_20_Emphasis">Common Mistakes</text:span></text:p>
      <text:list xml:id="list40991187186982265" text:style-name="L12">
        <text:list-item>
          <text:p text:style-name="P27">Deep relative imports leading to fragility.</text:p>
        </text:list-item>
        <text:list-item>
          <text:p text:style-name="P27">Heavy import-time work slowing startup.</text:p>
        </text:list-item>
      </text:list>
      <text:p text:style-name="Text_20_body"><text:span text:style-name="Strong_20_Emphasis">Cheatsheet — Imports</text:span></text:p>
      <text:list xml:id="list2743555380801910868" text:style-name="L13">
        <text:list-item>
          <text:p text:style-name="P28"><text:span text:style-name="Source_20_Text">import pkg.mod as alias</text:span></text:p>
        </text:list-item>
        <text:list-item>
          <text:p text:style-name="P28"><text:span text:style-name="Source_20_Text">from pkg.mod import name as alias</text:span></text:p>
        </text:list-item>
        <text:list-item>
          <text:p text:style-name="P8"><text:span text:style-name="Source_20_Text">if __name__ == "__main__": main()</text:span></text:p>
        </text:list-item>
      </text:list>
      <text:p text:style-name="Text_20_body"><text:span text:style-name="Strong_20_Emphasis">Cheatsheet — Files</text:span></text:p>
      <text:list xml:id="list2662275479853720849" text:style-name="L14">
        <text:list-item>
          <text:p text:style-name="P29"><text:span text:style-name="Source_20_Text">open(path, mode, encoding="utf-8")</text:span></text:p>
        </text:list-item>
        <text:list-item>
          <text:p text:style-name="P29">Modes: <text:span text:style-name="Source_20_Text">r/w/a/x</text:span>, <text:span text:style-name="Source_20_Text">b</text:span>, <text:span text:style-name="Source_20_Text">+</text:span></text:p>
        </text:list-item>
        <text:list-item>
          <text:p text:style-name="P9"><text:span text:style-name="Source_20_Text">Use with to auto-close.</text:span></text:p>
        </text:list-item>
      </text:list>
      <text:p text:style-name="Text_20_body"><text:span text:style-name="Strong_20_Emphasis">Cheatsheet — Testing</text:span></text:p>
      <text:list xml:id="list6328142127485978297" text:style-name="L20">
        <text:list-item>
          <text:p text:style-name="P35"><text:span text:style-name="Source_20_Text">unittest.TestCase</text:span>, <text:span text:style-name="Source_20_Text">assert*</text:span> methods</text:p>
        </text:list-item>
        <text:list-item>
          <text:p text:style-name="P35"><text:span text:style-name="Source_20_Text">pytest</text:span> simple asserts, <text:span text:style-name="Source_20_Text">@pytest.mark.parametrize</text:span></text:p>
        </text:list-item>
        <text:list-item>
          <text:p text:style-name="P11"><text:span text:style-name="Source_20_Text">Run: <text:s/>-m pytest -q</text:span></text:p>
        </text:list-item>
      </text:list>
      <text:p text:style-name="Text_20_body"><text:span text:style-name="Strong_20_Emphasis">Cheatsheet — Env/Pip</text:span></text:p>
      <text:list xml:id="list4789099222852744309" text:style-name="L21">
        <text:list-item>
          <text:p text:style-name="P36"><text:span text:style-name="Source_20_Text"><text:s/>-m venv .venv</text:span></text:p>
        </text:list-item>
        <text:list-item>
          <text:p text:style-name="P36"><text:span text:style-name="Source_20_Text">source .venv/bin/activate</text:span></text:p>
        </text:list-item>
        <text:list-item>
          <text:p text:style-name="P36"><text:span text:style-name="Source_20_Text">pip install PACKAGE==X.Y</text:span></text:p>
        </text:list-item>
        <text:list-item>
          <text:p text:style-name="P12"><text:span text:style-name="Source_20_Text">pip freeze &gt; requirements.txt</text:span></text:p>
        </text:list-item>
      </text:list>
      <text:p text:style-name="Text_20_body"><text:span text:style-name="Strong_20_Emphasis">Cheatsheet — Stdlib</text:span></text:p>
      <text:list xml:id="list3931014430537500635" text:style-name="L22">
        <text:list-item>
          <text:p text:style-name="P37"><text:span text:style-name="Source_20_Text">collections</text:span>: <text:span text:style-name="Source_20_Text">Counter</text:span>, <text:span text:style-name="Source_20_Text">defaultdict</text:span>, <text:span text:style-name="Source_20_Text">deque</text:span>, <text:span text:style-name="Source_20_Text">namedtuple</text:span></text:p>
        </text:list-item>
        <text:list-item>
          <text:p text:style-name="P37"><text:span text:style-name="Source_20_Text">itertools</text:span>: <text:span text:style-name="Source_20_Text">product</text:span>, <text:span text:style-name="Source_20_Text">permutations</text:span>, <text:span text:style-name="Source_20_Text">groupby</text:span>, <text:span text:style-name="Source_20_Text">islice</text:span>, <text:span text:style-name="Source_20_Text">accumulate</text:span></text:p>
        </text:list-item>
        <text:list-item>
          <text:p text:style-name="P37"><text:span text:style-name="Source_20_Text">functools</text:span>: <text:span text:style-name="Source_20_Text">lru_cache</text:span>, <text:span text:style-name="Source_20_Text">partial</text:span>, <text:span text:style-name="Source_20_Text">reduce</text:span></text:p>
        </text:list-item>
        <text:list-item>
          <text:p text:style-name="P13"><text:span text:style-name="Source_20_Text">pathlib.Path, datetime, timezone</text:span></text:p>
        </text:list-item>
      </text:list>
      <text:p text:style-name="Text_20_body"><text:span text:style-name="Strong_20_Emphasis">Cheatsheet — Concurrency</text:span></text:p>
      <text:list xml:id="list1825129173390500372" text:style-name="L23">
        <text:list-item>
          <text:p text:style-name="P38">Threads: <text:span text:style-name="Source_20_Text">threading.Thread</text:span>, <text:span text:style-name="Source_20_Text">Lock</text:span>, <text:span text:style-name="Source_20_Text">Queue</text:span></text:p>
        </text:list-item>
        <text:list-item>
          <text:p text:style-name="P38">Processes: <text:span text:style-name="Source_20_Text">multiprocessing.Pool/Process</text:span></text:p>
        </text:list-item>
        <text:list-item>
          <text:p text:style-name="P14"><text:soft-page-break/><text:span text:style-name="Source_20_Text">Async: async def, await, asyncio.run, gather</text:span></text:p>
        </text:list-item>
      </text:list>
      <text:p text:style-name="Text_20_body"><text:span text:style-name="Strong_20_Emphasis">Cheatsheet — Regex</text:span></text:p>
      <text:list xml:id="list6509168902938895456" text:style-name="L24">
        <text:list-item>
          <text:p text:style-name="P39">Quantifiers: <text:span text:style-name="Source_20_Text">* + ? {m,n}</text:span></text:p>
        </text:list-item>
        <text:list-item>
          <text:p text:style-name="P39">Classes: <text:span text:style-name="Source_20_Text">\d \w \s</text:span> and negations.</text:p>
        </text:list-item>
        <text:list-item>
          <text:p text:style-name="P39">Groups: <text:span text:style-name="Source_20_Text">( )</text:span>, named <text:span text:style-name="Source_20_Text">(?P&lt;name&gt;...)</text:span></text:p>
        </text:list-item>
        <text:list-item>
          <text:p text:style-name="P15"><text:span text:style-name="Source_20_Text">Flags: re.I, re.M, re.S, re.X</text:span></text:p>
        </text:list-item>
      </text:list>
      <text:p text:style-name="Text_20_body"><text:span text:style-name="Strong_20_Emphasis">Cheatsheet — Decorators/Contexts</text:span></text:p>
      <text:list xml:id="list25304253082994409" text:style-name="L25">
        <text:list-item>
          <text:p text:style-name="P40">Decorator: <text:span text:style-name="Source_20_Text">def dec(fn): def wrap(*a,**k): ...; return wrap</text:span></text:p>
        </text:list-item>
        <text:list-item>
          <text:p text:style-name="P40"><text:span text:style-name="Source_20_Text">@functools.wraps(fn)</text:span></text:p>
        </text:list-item>
        <text:list-item>
          <text:p text:style-name="P16"><text:span text:style-name="Source_20_Text">with ctx:; implement via __enter__/__exit__ or @contextmanager.</text:span></text:p>
        </text:list-item>
      </text:list>
      <text:p text:style-name="Text_20_body"><text:span text:style-name="Strong_20_Emphasis">Cheatsheet — Iteration</text:span></text:p>
      <text:list xml:id="list6934951583599136793" text:style-name="L26">
        <text:list-item>
          <text:p text:style-name="P41"><text:span text:style-name="Source_20_Text">yield</text:span>, <text:span text:style-name="Source_20_Text">yield from</text:span></text:p>
        </text:list-item>
        <text:list-item>
          <text:p text:style-name="P41">Generator expression: <text:span text:style-name="Source_20_Text">(expr for x in it if cond)</text:span></text:p>
        </text:list-item>
        <text:list-item>
          <text:p text:style-name="P17"><text:span text:style-name="Source_20_Text">Protocol: iter(obj), next(it)</text:span></text:p>
        </text:list-item>
      </text:list>
      <text:p text:style-name="Text_20_body"><text:span text:style-name="Strong_20_Emphasis">Cheatsheet — Exceptions</text:span></text:p>
      <text:list xml:id="list4096429186879342610" text:style-name="L27">
        <text:list-item>
          <text:p text:style-name="P42"><text:span text:style-name="Source_20_Text">try/except [as e]/else/finally</text:span></text:p>
        </text:list-item>
        <text:list-item>
          <text:p text:style-name="P42"><text:span text:style-name="Source_20_Text">raise ValueError("msg")</text:span></text:p>
        </text:list-item>
        <text:list-item>
          <text:p text:style-name="P18"><text:span text:style-name="Source_20_Text">Define custom exceptions inheriting from Exception.</text:span></text:p>
        </text:list-item>
      </text:list>
      <text:p text:style-name="Text_20_body"><text:span text:style-name="Strong_20_Emphasis">Cheatsheet — OOP</text:span></text:p>
      <text:list xml:id="list7009806951038331207" text:style-name="L28">
        <text:list-item>
          <text:p text:style-name="P43">Special methods: <text:span text:style-name="Source_20_Text">__init__</text:span>, <text:span text:style-name="Source_20_Text">__repr__</text:span>, <text:span text:style-name="Source_20_Text">__str__</text:span>, <text:span text:style-name="Source_20_Text">__len__</text:span>, <text:span text:style-name="Source_20_Text">__iter__</text:span>, <text:span text:style-name="Source_20_Text">__add__</text:span>, etc.</text:p>
        </text:list-item>
        <text:list-item>
          <text:p text:style-name="P43">Decorators: <text:span text:style-name="Source_20_Text">@property</text:span>, <text:span text:style-name="Source_20_Text">@classmethod</text:span>, <text:span text:style-name="Source_20_Text">@staticmethod</text:span>.</text:p>
        </text:list-item>
        <text:list-item>
          <text:p text:style-name="P19"><text:span text:style-name="Source_20_Text">Dataclasses: @dataclass(frozen=True).</text:span></text:p>
        </text:list-item>
      </text:list>
      <text:p text:style-name="P3"><text:span text:style-name="Source_20_Text"/></text:p>
      <text:h text:style-name="P2" text:outline-level="1">Comprehensive Cheatsheets</text:h>
      <text:h text:style-name="P1" text:outline-level="2">Beginner Cheatsheet</text:h>
      <text:list xml:id="list193431184873852566" text:style-name="L16">
        <text:list-item>
          <text:p text:style-name="P30"><text:span text:style-name="Strong_20_Emphasis"><text:span text:style-name="T1">Syntax</text:span></text:span></text:p>
          <text:list>
            <text:list-item>
              <text:p text:style-name="P31">Indentation: 4 spaces, blocks define scope.</text:p>
            </text:list-item>
            <text:list-item>
              <text:p text:style-name="P30"><text:span text:style-name="T1">Variables: dynamic typing; </text:span><text:span text:style-name="Source_20_Text"><text:span text:style-name="T1">type(x)</text:span></text:span><text:span text:style-name="T1"> to inspect.</text:span></text:p>
            </text:list-item>
            <text:list-item>
              <text:p text:style-name="P30"><text:span text:style-name="T1">I/O: </text:span><text:span text:style-name="Source_20_Text"><text:span text:style-name="T1">input()</text:span></text:span><text:span text:style-name="T1">, </text:span><text:span text:style-name="Source_20_Text"><text:span text:style-name="T1">print(f"{x}")</text:span></text:span><text:span text:style-name="T1">.</text:span></text:p>
            </text:list-item>
          </text:list>
        </text:list-item>
        <text:list-item>
          <text:p text:style-name="P30"><text:span text:style-name="Strong_20_Emphasis"><text:span text:style-name="T1">Core Types</text:span></text:span><text:span text:style-name="T1">: </text:span><text:span text:style-name="Source_20_Text"><text:span text:style-name="T1">int</text:span></text:span><text:span text:style-name="T1">, </text:span><text:span text:style-name="Source_20_Text"><text:span text:style-name="T1">float</text:span></text:span><text:span text:style-name="T1">, </text:span><text:span text:style-name="Source_20_Text"><text:span text:style-name="T1">bool</text:span></text:span><text:span text:style-name="T1">, </text:span><text:span text:style-name="Source_20_Text"><text:span text:style-name="T1">str</text:span></text:span><text:span text:style-name="T1">, </text:span><text:span text:style-name="Source_20_Text"><text:span text:style-name="T1">None</text:span></text:span><text:span text:style-name="T1">.</text:span></text:p>
        </text:list-item>
        <text:list-item>
          <text:p text:style-name="P30"><text:span text:style-name="Strong_20_Emphasis"><text:span text:style-name="T1">Operators</text:span></text:span><text:span text:style-name="T1">: </text:span><text:span text:style-name="Source_20_Text"><text:span text:style-name="T1">+ - * / // % **</text:span></text:span><text:span text:style-name="T1">, comparisons, </text:span><text:span text:style-name="Source_20_Text"><text:span text:style-name="T1">and/or/not</text:span></text:span><text:span text:style-name="T1">, </text:span><text:span text:style-name="Source_20_Text"><text:span text:style-name="T1">in/is</text:span></text:span><text:span text:style-name="T1">.</text:span></text:p>
        </text:list-item>
        <text:list-item>
          <text:p text:style-name="P30"><text:span text:style-name="Strong_20_Emphasis"><text:span text:style-name="T1">Control Flow</text:span></text:span><text:span text:style-name="T1">: </text:span><text:span text:style-name="Source_20_Text"><text:span text:style-name="T1">if/elif/else</text:span></text:span><text:span text:style-name="T1">, </text:span><text:span text:style-name="Source_20_Text"><text:span text:style-name="T1">for</text:span></text:span><text:span text:style-name="T1">, </text:span><text:span text:style-name="Source_20_Text"><text:span text:style-name="T1">while</text:span></text:span><text:span text:style-name="T1">, </text:span><text:span text:style-name="Source_20_Text"><text:span text:style-name="T1">break/continue/else</text:span></text:span><text:span text:style-name="T1">.</text:span></text:p>
        </text:list-item>
        <text:list-item>
          <text:p text:style-name="P30"><text:span text:style-name="Strong_20_Emphasis"><text:span text:style-name="T1">Containers</text:span></text:span><text:span text:style-name="T1">: list </text:span><text:span text:style-name="Source_20_Text"><text:span text:style-name="T1">[ ]</text:span></text:span><text:span text:style-name="T1">, tuple </text:span><text:span text:style-name="Source_20_Text"><text:span text:style-name="T1">( )</text:span></text:span><text:span text:style-name="T1">, set </text:span><text:span text:style-name="Source_20_Text"><text:span text:style-name="T1">{ }</text:span></text:span><text:span text:style-name="T1">, dict </text:span><text:span text:style-name="Source_20_Text"><text:span text:style-name="T1">{k:v}</text:span></text:span><text:span text:style-name="T1">.</text:span></text:p>
        </text:list-item>
        <text:list-item>
          <text:p text:style-name="P30"><text:soft-page-break/><text:span text:style-name="Strong_20_Emphasis"><text:span text:style-name="T1">Slicing</text:span></text:span><text:span text:style-name="T1">: </text:span><text:span text:style-name="Source_20_Text"><text:span text:style-name="T1">s[a:b:c]</text:span></text:span><text:span text:style-name="T1">, </text:span><text:span text:style-name="Source_20_Text"><text:span text:style-name="T1">[::-1]</text:span></text:span><text:span text:style-name="T1">.</text:span></text:p>
        </text:list-item>
        <text:list-item>
          <text:p text:style-name="P30"><text:span text:style-name="Strong_20_Emphasis"><text:span text:style-name="T1">Comprehensions</text:span></text:span><text:span text:style-name="T1">: </text:span><text:span text:style-name="Source_20_Text"><text:span text:style-name="T1">[... for ... if ...]</text:span></text:span><text:span text:style-name="T1">, </text:span><text:span text:style-name="Source_20_Text"><text:span text:style-name="T1">{...}</text:span></text:span><text:span text:style-name="T1">, </text:span><text:span text:style-name="Source_20_Text"><text:span text:style-name="T1">{k:v ...}</text:span></text:span><text:span text:style-name="T1">.</text:span></text:p>
        </text:list-item>
        <text:list-item>
          <text:p text:style-name="P30"><text:span text:style-name="Strong_20_Emphasis"><text:span text:style-name="T1">Functions</text:span></text:span><text:span text:style-name="T1">: </text:span><text:span text:style-name="Source_20_Text"><text:span text:style-name="T1">def f(a,b=1,*args, c=0, **kw): return ...</text:span></text:span></text:p>
        </text:list-item>
        <text:list-item>
          <text:p text:style-name="P30"><text:span text:style-name="Strong_20_Emphasis"><text:span text:style-name="T1">Files</text:span></text:span><text:span text:style-name="T1">: </text:span><text:span text:style-name="Source_20_Text"><text:span text:style-name="T1">with open(path, mode, encoding) as f: ...</text:span></text:span></text:p>
        </text:list-item>
      </text:list>
      <text:h text:style-name="P1" text:outline-level="2">Intermediate Cheatsheet</text:h>
      <text:list xml:id="list1198889837425950636" text:style-name="L18">
        <text:list-item>
          <text:p text:style-name="P33"><text:span text:style-name="Strong_20_Emphasis"><text:span text:style-name="T1">OOP</text:span></text:span><text:span text:style-name="T1">: classes, </text:span><text:span text:style-name="Source_20_Text"><text:span text:style-name="T1">@property</text:span></text:span><text:span text:style-name="T1">, </text:span><text:span text:style-name="Source_20_Text"><text:span text:style-name="T1">@dataclass</text:span></text:span><text:span text:style-name="T1">, dunder methods.</text:span></text:p>
        </text:list-item>
        <text:list-item>
          <text:p text:style-name="P33"><text:span text:style-name="Strong_20_Emphasis"><text:span text:style-name="T1">Exceptions</text:span></text:span><text:span text:style-name="T1">: </text:span><text:span text:style-name="Source_20_Text"><text:span text:style-name="T1">try/except/else/finally</text:span></text:span><text:span text:style-name="T1">, custom exceptions, </text:span><text:span text:style-name="Source_20_Text"><text:span text:style-name="T1">raise</text:span></text:span><text:span text:style-name="T1">.</text:span></text:p>
        </text:list-item>
        <text:list-item>
          <text:p text:style-name="P33"><text:span text:style-name="Strong_20_Emphasis"><text:span text:style-name="T1">Iterators/Generators</text:span></text:span><text:span text:style-name="T1">: </text:span><text:span text:style-name="Source_20_Text"><text:span text:style-name="T1">yield</text:span></text:span><text:span text:style-name="T1">, </text:span><text:span text:style-name="Source_20_Text"><text:span text:style-name="T1">yield from</text:span></text:span><text:span text:style-name="T1">, generator expressions.</text:span></text:p>
        </text:list-item>
        <text:list-item>
          <text:p text:style-name="P33"><text:span text:style-name="Strong_20_Emphasis"><text:span text:style-name="T1">Decorators</text:span></text:span><text:span text:style-name="T1">: wrapper with </text:span><text:span text:style-name="Source_20_Text"><text:span text:style-name="T1">functools.wraps</text:span></text:span><text:span text:style-name="T1">.</text:span></text:p>
        </text:list-item>
        <text:list-item>
          <text:p text:style-name="P33"><text:span text:style-name="Strong_20_Emphasis"><text:span text:style-name="T1">Context Managers</text:span></text:span><text:span text:style-name="T1">: </text:span><text:span text:style-name="Source_20_Text"><text:span text:style-name="T1">__enter__/__exit__</text:span></text:span><text:span text:style-name="T1">, </text:span><text:span text:style-name="Source_20_Text"><text:span text:style-name="T1">@contextmanager</text:span></text:span><text:span text:style-name="T1">.</text:span></text:p>
        </text:list-item>
        <text:list-item>
          <text:p text:style-name="P33"><text:span text:style-name="Strong_20_Emphasis"><text:span text:style-name="T1">Regex</text:span></text:span><text:span text:style-name="T1">: </text:span><text:span text:style-name="Source_20_Text"><text:span text:style-name="T1">re.search/findall/sub</text:span></text:span><text:span text:style-name="T1">, patterns, flags.</text:span></text:p>
        </text:list-item>
        <text:list-item>
          <text:p text:style-name="P33"><text:span text:style-name="Strong_20_Emphasis"><text:span text:style-name="T1">Stdlib</text:span></text:span></text:p>
          <text:list>
            <text:list-item>
              <text:p text:style-name="P33"><text:span text:style-name="Source_20_Text"><text:span text:style-name="T1">collections</text:span></text:span><text:span text:style-name="T1">: </text:span><text:span text:style-name="Source_20_Text"><text:span text:style-name="T1">Counter</text:span></text:span><text:span text:style-name="T1">, </text:span><text:span text:style-name="Source_20_Text"><text:span text:style-name="T1">defaultdict</text:span></text:span><text:span text:style-name="T1">, </text:span><text:span text:style-name="Source_20_Text"><text:span text:style-name="T1">deque</text:span></text:span></text:p>
            </text:list-item>
            <text:list-item>
              <text:p text:style-name="P33"><text:span text:style-name="Source_20_Text"><text:span text:style-name="T1">itertools</text:span></text:span><text:span text:style-name="T1">: </text:span><text:span text:style-name="Source_20_Text"><text:span text:style-name="T1">product</text:span></text:span><text:span text:style-name="T1">, </text:span><text:span text:style-name="Source_20_Text"><text:span text:style-name="T1">groupby</text:span></text:span><text:span text:style-name="T1">, </text:span><text:span text:style-name="Source_20_Text"><text:span text:style-name="T1">islice</text:span></text:span></text:p>
            </text:list-item>
            <text:list-item>
              <text:p text:style-name="P33"><text:span text:style-name="Source_20_Text"><text:span text:style-name="T1">functools</text:span></text:span><text:span text:style-name="T1">: </text:span><text:span text:style-name="Source_20_Text"><text:span text:style-name="T1">lru_cache</text:span></text:span><text:span text:style-name="T1">, </text:span><text:span text:style-name="Source_20_Text"><text:span text:style-name="T1">partial</text:span></text:span></text:p>
            </text:list-item>
            <text:list-item>
              <text:p text:style-name="P33"><text:span text:style-name="Source_20_Text"><text:span text:style-name="T1">pathlib</text:span></text:span><text:span text:style-name="T1">, </text:span><text:span text:style-name="Source_20_Text"><text:span text:style-name="T1">datetime</text:span></text:span></text:p>
            </text:list-item>
          </text:list>
        </text:list-item>
        <text:list-item>
          <text:p text:style-name="P33"><text:span text:style-name="Strong_20_Emphasis"><text:span text:style-name="T1">Modules/Packages</text:span></text:span><text:span text:style-name="T1">: absolute imports, </text:span><text:span text:style-name="Source_20_Text"><text:span text:style-name="T1">__name__ == "__main__"</text:span></text:span><text:span text:style-name="T1">.</text:span></text:p>
        </text:list-item>
      </text:list>
      <text:h text:style-name="P1" text:outline-level="2">Advanced Cheatsheet</text:h>
      <text:list xml:id="list3705568415978717570" text:style-name="L19">
        <text:list-item>
          <text:p text:style-name="P34"><text:span text:style-name="Strong_20_Emphasis"><text:span text:style-name="T1">Concurrency</text:span></text:span></text:p>
          <text:list>
            <text:list-item>
              <text:p text:style-name="P34"><text:span text:style-name="T1">Threads (I/O-bound), </text:span><text:span text:style-name="Source_20_Text"><text:span text:style-name="T1">ThreadPoolExecutor</text:span></text:span></text:p>
            </text:list-item>
            <text:list-item>
              <text:p text:style-name="P34"><text:span text:style-name="T1">Processes (CPU-bound), </text:span><text:span text:style-name="Source_20_Text"><text:span text:style-name="T1">ProcessPoolExecutor</text:span></text:span></text:p>
            </text:list-item>
            <text:list-item>
              <text:p text:style-name="P34"><text:span text:style-name="T1">Async I/O: </text:span><text:span text:style-name="Source_20_Text"><text:span text:style-name="T1">async def</text:span></text:span><text:span text:style-name="T1">, </text:span><text:span text:style-name="Source_20_Text"><text:span text:style-name="T1">await</text:span></text:span><text:span text:style-name="T1">, </text:span><text:span text:style-name="Source_20_Text"><text:span text:style-name="T1">asyncio.run</text:span></text:span><text:span text:style-name="T1">, </text:span><text:span text:style-name="Source_20_Text"><text:span text:style-name="T1">gather</text:span></text:span></text:p>
            </text:list-item>
          </text:list>
        </text:list-item>
        <text:list-item>
          <text:p text:style-name="P34"><text:span text:style-name="Strong_20_Emphasis"><text:span text:style-name="T1">Performance</text:span></text:span></text:p>
          <text:list>
            <text:list-item>
              <text:p text:style-name="P34"><text:span text:style-name="T1">Profiling: </text:span><text:span text:style-name="Source_20_Text"><text:span text:style-name="T1">timeit</text:span></text:span><text:span text:style-name="T1">, </text:span><text:span text:style-name="Source_20_Text"><text:span text:style-name="T1">cProfile</text:span></text:span></text:p>
            </text:list-item>
            <text:list-item>
              <text:p text:style-name="P34"><text:span text:style-name="T1">Caching: </text:span><text:span text:style-name="Source_20_Text"><text:span text:style-name="T1">@lru_cache</text:span></text:span></text:p>
            </text:list-item>
            <text:list-item>
              <text:p text:style-name="P32">Avoid quadratic patterns; use sets/dicts.</text:p>
            </text:list-item>
          </text:list>
        </text:list-item>
        <text:list-item>
          <text:p text:style-name="P34"><text:span text:style-name="Strong_20_Emphasis"><text:span text:style-name="T1">Testing</text:span></text:span></text:p>
          <text:list>
            <text:list-item>
              <text:p text:style-name="P34"><text:span text:style-name="Source_20_Text"><text:span text:style-name="T1">pytest</text:span></text:span><text:span text:style-name="T1"> parametrize, fixtures; </text:span><text:span text:style-name="Source_20_Text"><text:span text:style-name="T1">unittest</text:span></text:span><text:span text:style-name="T1"> basics.</text:span></text:p>
            </text:list-item>
            <text:list-item>
              <text:p text:style-name="P34"><text:span text:style-name="T1">Coverage with </text:span><text:span text:style-name="Source_20_Text"><text:span text:style-name="T1">coverage run -m pytest</text:span></text:span><text:span text:style-name="T1">.</text:span></text:p>
            </text:list-item>
          </text:list>
        </text:list-item>
        <text:list-item>
          <text:p text:style-name="P34"><text:span text:style-name="Strong_20_Emphasis"><text:span text:style-name="T1">Packaging/Env</text:span></text:span></text:p>
          <text:list>
            <text:list-item>
              <text:p text:style-name="P34"><text:span text:style-name="Source_20_Text"><text:span text:style-name="T1"><text:s/>-m venv .venv</text:span></text:span></text:p>
            </text:list-item>
            <text:list-item>
              <text:p text:style-name="P34"><text:span text:style-name="Source_20_Text"><text:span text:style-name="T1">pip install -r requirements.txt</text:span></text:span></text:p>
            </text:list-item>
            <text:list-item>
              <text:p text:style-name="P34"><text:span text:style-name="T1">Pin versions in </text:span><text:span text:style-name="Source_20_Text"><text:span text:style-name="T1">requirements.txt</text:span></text:span></text:p>
            </text:list-item>
          </text:list>
        </text:list-item>
        <text:list-item>
          <text:p text:style-name="P34"><text:span text:style-name="Strong_20_Emphasis"><text:span text:style-name="T1">Robustness</text:span></text:span></text:p>
          <text:list>
            <text:list-item>
              <text:p text:style-name="P32"><text:soft-page-break/>Validate inputs; fail fast.</text:p>
            </text:list-item>
            <text:list-item>
              <text:p text:style-name="P32">Catch specific exceptions only.</text:p>
            </text:list-item>
            <text:list-item>
              <text:p text:style-name="P10"><text:span text:style-name="Source_20_Text"><text:span text:style-name="T1">Type hints and linters (mypy, ruff/flake8).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reya </meta:initial-creator>
    <meta:creation-date>2025-08-20T12:47:10.35</meta:creation-date>
    <dc:date>2025-08-21T13:06:10.38</dc:date>
    <dc:creator>Sreya </dc:creator>
    <meta:editing-duration>P1DT20M2S</meta:editing-duration>
    <meta:editing-cycles>17</meta:editing-cycles>
    <meta:generator>OpenOffice/4.1.3$Win32 OpenOffice.org_project/413m1$Build-9783</meta:generator>
    <meta:document-statistic meta:table-count="0" meta:image-count="0" meta:object-count="0" meta:page-count="5" meta:paragraph-count="138" meta:word-count="741" meta:character-count="4726"/>
  </office:meta>
</office:document-meta>
</file>